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6.509cm"/>
    </style:style>
    <style:style style:name="Tableau1.B" style:family="table-column">
      <style:table-column-properties style:column-width="4.824cm"/>
    </style:style>
    <style:style style:name="Tableau1.C" style:family="table-column">
      <style:table-column-properties style:column-width="5.68cm"/>
    </style:style>
    <style:style style:name="Tableau1.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66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1d6bc" officeooo:paragraph-rsid="0021d6bc"/>
    </style:style>
    <style:style style:name="P2" style:family="paragraph" style:parent-style-name="Header">
      <style:text-properties officeooo:rsid="001f9346" officeooo:paragraph-rsid="001f9346"/>
    </style:style>
    <style:style style:name="P3" style:family="paragraph" style:parent-style-name="Footer">
      <style:paragraph-properties fo:text-align="end" style:justify-single-word="false"/>
      <style:text-properties officeooo:rsid="001f9346" officeooo:paragraph-rsid="0021d6bc"/>
    </style:style>
    <style:style style:name="P4" style:family="paragraph" style:parent-style-name="Footer">
      <style:paragraph-properties fo:text-align="end" style:justify-single-word="false"/>
      <style:text-properties officeooo:rsid="001f9346" officeooo:paragraph-rsid="001f9346"/>
    </style:style>
    <style:style style:name="P5" style:family="paragraph" style:parent-style-name="Standard">
      <style:paragraph-properties fo:text-align="center" style:justify-single-word="false"/>
      <style:text-properties fo:font-size="20pt" fo:font-weight="normal" officeooo:rsid="001dfb30" officeooo:paragraph-rsid="001dfb30"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font-size="20pt" fo:font-weight="normal" officeooo:rsid="001dfb30" officeooo:paragraph-rsid="001dfb30"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color="#0066cc" fo:font-size="20pt" fo:font-weight="normal" officeooo:rsid="001dfb30" officeooo:paragraph-rsid="001dfb3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color="#0066cc" fo:font-size="22pt" fo:font-weight="normal" officeooo:rsid="001dfb30" officeooo:paragraph-rsid="001dfb30" style:font-size-asian="22pt" style:font-weight-asian="normal" style:font-size-complex="22pt" style:font-weight-complex="normal"/>
    </style:style>
    <style:style style:name="P9" style:family="paragraph" style:parent-style-name="Standard">
      <style:paragraph-properties fo:text-align="center" style:justify-single-word="false"/>
      <style:text-properties fo:color="#0066cc" fo:font-size="22pt" fo:font-weight="bold" officeooo:rsid="001dfb30" officeooo:paragraph-rsid="001dfb30" style:font-size-asian="22pt" style:font-weight-asian="bold" style:font-size-complex="22pt" style:font-weight-complex="bold"/>
    </style:style>
    <style:style style:name="P10" style:family="paragraph" style:parent-style-name="Standard">
      <style:paragraph-properties fo:text-align="start" style:justify-single-word="false"/>
      <style:text-properties fo:color="#0066cc" fo:font-size="16pt" fo:font-weight="normal" officeooo:rsid="0022c869" officeooo:paragraph-rsid="0022c869"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bold" officeooo:rsid="001dfb30" officeooo:paragraph-rsid="001dfb30"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normal" officeooo:rsid="001dfb30" officeooo:paragraph-rsid="001dfb30" style:font-size-asian="16pt" style:font-weight-asian="normal" style:font-size-complex="16pt" style:font-weight-complex="normal"/>
    </style:style>
    <style:style style:name="P13" style:family="paragraph" style:parent-style-name="Standard">
      <style:text-properties officeooo:rsid="0033c51b" officeooo:paragraph-rsid="0033c51b"/>
    </style:style>
    <style:style style:name="P14" style:family="paragraph" style:parent-style-name="Standard">
      <style:text-properties officeooo:paragraph-rsid="0033c51b"/>
    </style:style>
    <style:style style:name="P15" style:family="paragraph" style:parent-style-name="Standard" style:list-style-name="L1">
      <style:text-properties fo:font-style="normal" fo:font-weight="bold" officeooo:rsid="0033c51b" officeooo:paragraph-rsid="0033c51b" style:font-style-asian="normal" style:font-weight-asian="bold" style:font-style-complex="normal" style:font-weight-complex="bold"/>
    </style:style>
    <style:style style:name="P16" style:family="paragraph" style:parent-style-name="Text_20_body" style:list-style-name="">
      <style:text-properties fo:color="#000000"/>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Footer">
      <style:paragraph-properties fo:text-align="start" style:justify-single-word="false"/>
      <style:text-properties officeooo:rsid="0021d6bc" officeooo:paragraph-rsid="0021d6bc"/>
    </style:style>
    <style:style style:name="P19" style:family="paragraph" style:parent-style-name="Contents_20_Heading">
      <style:paragraph-properties fo:break-before="page"/>
    </style:style>
    <style:style style:name="P20" style:family="paragraph" style:parent-style-name="Heading_20_1">
      <style:text-properties fo:color="#0066cc"/>
    </style:style>
    <style:style style:name="P21" style:family="paragraph" style:parent-style-name="Heading_20_1" style:list-style-name="">
      <style:text-properties fo:color="#0066cc"/>
    </style:style>
    <style:style style:name="P22" style:family="paragraph" style:parent-style-name="Heading_20_1">
      <style:paragraph-properties fo:break-before="page"/>
      <style:text-properties fo:color="#0066cc"/>
    </style:style>
    <style:style style:name="P23" style:family="paragraph" style:parent-style-name="Table_20_Contents">
      <style:paragraph-properties fo:text-align="center" style:justify-single-word="false"/>
      <style:text-properties fo:color="#ffffff" fo:font-weight="bold" officeooo:rsid="00271c29" officeooo:paragraph-rsid="00271c29" fo:background-color="transparent" style:font-weight-asian="bold" style:font-weight-complex="bold"/>
    </style:style>
    <style:style style:name="P24" style:family="paragraph" style:parent-style-name="Table_20_Contents">
      <style:paragraph-properties fo:text-align="center" style:justify-single-word="false"/>
      <style:text-properties fo:color="#ffffff" fo:font-weight="bold" fo:background-color="transparent" style:font-weight-asian="bold" style:font-weight-complex="bold"/>
    </style:style>
    <style:style style:name="P25" style:family="paragraph" style:parent-style-name="Table_20_Contents">
      <style:text-properties officeooo:rsid="0028476d"/>
    </style:style>
    <style:style style:name="P26" style:family="paragraph" style:parent-style-name="Table_20_Contents">
      <style:text-properties officeooo:rsid="0028476d" officeooo:paragraph-rsid="0028476d"/>
    </style:style>
    <style:style style:name="T1" style:family="text">
      <style:text-properties officeooo:rsid="0021d6bc"/>
    </style:style>
    <style:style style:name="T2" style:family="text">
      <style:text-properties officeooo:rsid="00204624"/>
    </style:style>
    <style:style style:name="T3" style:family="text">
      <style:text-properties fo:color="#0066cc"/>
    </style:style>
    <style:style style:name="T4" style:family="text">
      <style:text-properties officeooo:rsid="0026ba76"/>
    </style:style>
    <style:style style:name="T5" style:family="text">
      <style:text-properties style:font-name="Liberation Serif1"/>
    </style:style>
    <style:style style:name="T6" style:family="text">
      <style:text-properties style:font-name="Liberation Serif1" officeooo:rsid="0030f5ef"/>
    </style:style>
    <style:style style:name="T7" style:family="text">
      <style:text-properties officeooo:rsid="0028ce3f"/>
    </style:style>
    <style:style style:name="T8" style:family="text">
      <style:text-properties officeooo:rsid="0029c7c4"/>
    </style:style>
    <style:style style:name="T9" style:family="text">
      <style:text-properties officeooo:rsid="0033c51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8">Mise à niveau</text:p>
      <text:p text:style-name="P9">Comparaisons de tris</text:p>
      <text:p text:style-name="P9">-</text:p>
      <text:p text:style-name="P5">Dossier</text:p>
      <text:p text:style-name="P5"/>
      <text:p text:style-name="P5"/>
      <text:p text:style-name="P5"/>
      <text:p text:style-name="P6"/>
      <text:p text:style-name="P6"/>
      <text:p text:style-name="P6"/>
      <text:p text:style-name="P6"/>
      <text:p text:style-name="P6"/>
      <text:p text:style-name="P6"/>
      <text:p text:style-name="P11">Binôme :</text:p>
      <text:p text:style-name="P12">Julien TEULLE</text:p>
      <text:p text:style-name="P12">Kurt SAVIO</text:p>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des matières</text:p>
          </text:index-title>
          <text:p text:style-name="P17"><text:a xlink:type="simple" xlink:href="#__RefHeading___Toc154_1226913473" text:style-name="Index_20_Link" text:visited-style-name="Index_20_Link">I. Les différents tris<text:tab/>3</text:a></text:p>
          <text:p text:style-name="P17"><text:a xlink:type="simple" xlink:href="#__RefHeading___Toc140_279952474" text:style-name="Index_20_Link" text:visited-style-name="Index_20_Link">II. Les paramètres des tests<text:tab/>3</text:a></text:p>
          <text:p text:style-name="P17"><text:a xlink:type="simple" xlink:href="#__RefHeading___Toc156_1226913473" text:style-name="Index_20_Link" text:visited-style-name="Index_20_Link">III. Études de la complexité<text:tab/>4</text:a></text:p>
          <text:p text:style-name="P17"><text:a xlink:type="simple" xlink:href="#__RefHeading___Toc158_1226913473" text:style-name="Index_20_Link" text:visited-style-name="Index_20_Link">IV. Les résultats<text:tab/>5</text:a></text:p>
          <text:p text:style-name="P17"><text:a xlink:type="simple" xlink:href="#__RefHeading___Toc160_1226913473" text:style-name="Index_20_Link" text:visited-style-name="Index_20_Link">V. Conclusion<text:tab/>6</text:a></text:p>
        </text:index-body>
      </text:table-of-content>
      <text:p text:style-name="P12"/>
      <text:h text:style-name="P22" text:outline-level="1"><text:bookmark-start text:name="__RefHeading___Toc154_1226913473"/>I. Les différents tris<text:bookmark-end text:name="__RefHeading___Toc154_1226913473"/></text:h>
      <table:table table:name="Tableau1" table:style-name="Tableau1">
        <table:table-column table:style-name="Tableau1.A"/>
        <table:table-column table:style-name="Tableau1.B"/>
        <table:table-column table:style-name="Tableau1.C"/>
        <table:table-row>
          <table:table-cell table:style-name="Tableau1.A1" office:value-type="string">
            <text:p text:style-name="P23">Nom</text:p>
          </table:table-cell>
          <table:table-cell table:style-name="Tableau1.A1" office:value-type="string">
            <text:p text:style-name="P23">Complexité</text:p>
          </table:table-cell>
          <table:table-cell table:style-name="Tableau1.C1" office:value-type="string">
            <text:p text:style-name="P24"/>
          </table:table-cell>
        </table:table-row>
        <table:table-row>
          <table:table-cell table:style-name="Tableau1.A8" office:value-type="string">
            <text:p text:style-name="P26">Tri à bulle</text:p>
          </table:table-cell>
          <table:table-cell table:style-name="Tableau1.B2" office:value-type="string">
            <text:p text:style-name="P25"><text:span text:style-name="T5">Θ(n²)</text:span></text:p>
          </table:table-cell>
          <table:table-cell table:style-name="Tableau1.C2" office:value-type="string">
            <text:p text:style-name="Table_20_Contents"/>
          </table:table-cell>
        </table:table-row>
        <table:table-row>
          <table:table-cell table:style-name="Tableau1.A8" office:value-type="string">
            <text:p text:style-name="P26">Tri par insertion dichotomique</text:p>
          </table:table-cell>
          <table:table-cell table:style-name="Tableau1.B3" office:value-type="string">
            <text:p text:style-name="P26"><text:span text:style-name="T5">Θ(n²)</text:span></text:p>
          </table:table-cell>
          <table:table-cell table:style-name="Tableau1.C3" office:value-type="string">
            <text:p text:style-name="Table_20_Contents"/>
          </table:table-cell>
        </table:table-row>
        <table:table-row>
          <table:table-cell table:style-name="Tableau1.A8" office:value-type="string">
            <text:p text:style-name="P26">Tri par insertion séquentielle</text:p>
          </table:table-cell>
          <table:table-cell table:style-name="Tableau1.B4" office:value-type="string">
            <text:p text:style-name="P26"><text:span text:style-name="T5">Θ(n²)</text:span></text:p>
          </table:table-cell>
          <table:table-cell table:style-name="Tableau1.C4" office:value-type="string">
            <text:p text:style-name="Table_20_Contents"/>
          </table:table-cell>
        </table:table-row>
        <table:table-row>
          <table:table-cell table:style-name="Tableau1.A8" office:value-type="string">
            <text:p text:style-name="P26">Tri par fusion</text:p>
          </table:table-cell>
          <table:table-cell table:style-name="Tableau1.B5" office:value-type="string">
            <text:p text:style-name="P26"><text:span text:style-name="T5">Θ(nlogn)</text:span></text:p>
          </table:table-cell>
          <table:table-cell table:style-name="Tableau1.C5" office:value-type="string">
            <text:p text:style-name="Table_20_Contents"/>
          </table:table-cell>
        </table:table-row>
        <table:table-row>
          <table:table-cell table:style-name="Tableau1.A8" office:value-type="string">
            <text:p text:style-name="P26">Tri rapide</text:p>
          </table:table-cell>
          <table:table-cell table:style-name="Tableau1.B6" office:value-type="string">
            <text:p text:style-name="P26"><text:span text:style-name="T5">Θ(nlogn)</text:span></text:p>
          </table:table-cell>
          <table:table-cell table:style-name="Tableau1.C6" office:value-type="string">
            <text:p text:style-name="Table_20_Contents"/>
          </table:table-cell>
        </table:table-row>
        <table:table-row>
          <table:table-cell table:style-name="Tableau1.A8" office:value-type="string">
            <text:p text:style-name="P26">Tri par sélection-permutation</text:p>
          </table:table-cell>
          <table:table-cell table:style-name="Tableau1.B7" office:value-type="string">
            <text:p text:style-name="P26"><text:span text:style-name="T5">Θ(n²)</text:span></text:p>
          </table:table-cell>
          <table:table-cell table:style-name="Tableau1.C7" office:value-type="string">
            <text:p text:style-name="Table_20_Contents"/>
          </table:table-cell>
        </table:table-row>
        <table:table-row>
          <table:table-cell table:style-name="Tableau1.A8" office:value-type="string">
            <text:p text:style-name="P26">Tri par arbre binaire de recherche</text:p>
          </table:table-cell>
          <table:table-cell table:style-name="Tableau1.B8" office:value-type="string">
            <text:p text:style-name="P26"><text:span text:style-name="T6">O</text:span><text:span text:style-name="T5">(n²)</text:span></text:p>
          </table:table-cell>
          <table:table-cell table:style-name="Tableau1.C8" office:value-type="string">
            <text:p text:style-name="Table_20_Contents"/>
          </table:table-cell>
        </table:table-row>
      </table:table>
      <text:p text:style-name="Text_20_body"><text:span text:style-name="T3"/></text:p>
      <text:h text:style-name="P20" text:outline-level="1"><text:bookmark-start text:name="__RefHeading___Toc140_279952474"/>II. Les paramètres des tests<text:bookmark-end text:name="__RefHeading___Toc140_279952474"/></text:h>
      <text:p text:style-name="P10"/>
      <text:p text:style-name="P14">On <text:span text:style-name="T9">utilisera des tableaux de 15 tailles différentes générés aléatoirement. Chaque taille sera testée 20 fois avec des tableaux différents et ce pour tous les tris. </text:span></text:p>
      <text:p text:style-name="P14"><text:span text:style-name="T9">Voici la liste des tailles que nous utiliseront :</text:span></text:p>
      <text:list xml:id="list8029144726242199638" text:style-name="L1">
        <text:list-item>
          <text:p text:style-name="P15">100</text:p>
        </text:list-item>
        <text:list-item>
          <text:p text:style-name="P15">500</text:p>
        </text:list-item>
        <text:list-item>
          <text:p text:style-name="P15">5000</text:p>
        </text:list-item>
        <text:list-item>
          <text:p text:style-name="P15">10 000</text:p>
        </text:list-item>
        <text:list-item>
          <text:p text:style-name="P15">50 000</text:p>
        </text:list-item>
        <text:list-item>
          <text:p text:style-name="P15">100 000</text:p>
        </text:list-item>
        <text:list-item>
          <text:p text:style-name="P15">200 000</text:p>
        </text:list-item>
        <text:list-item>
          <text:p text:style-name="P15">300 000</text:p>
        </text:list-item>
        <text:list-item>
          <text:p text:style-name="P15">400 000</text:p>
        </text:list-item>
        <text:list-item>
          <text:p text:style-name="P15">500 000</text:p>
        </text:list-item>
        <text:list-item>
          <text:p text:style-name="P15">600 000</text:p>
        </text:list-item>
        <text:list-item>
          <text:p text:style-name="P15">700 000</text:p>
        </text:list-item>
        <text:list-item>
          <text:p text:style-name="P15">800 000</text:p>
        </text:list-item>
        <text:list-item>
          <text:p text:style-name="P15">900 000</text:p>
        </text:list-item>
        <text:list-item>
          <text:p text:style-name="P15">1 000 000</text:p>
        </text:list-item>
      </text:list>
      <text:p text:style-name="P13"/>
      <text:p text:style-name="P13"/>
      <text:h text:style-name="P22" text:outline-level="1"><text:bookmark-start text:name="__RefHeading___Toc156_1226913473"/><text:span text:style-name="T4">I</text:span>II. Études de la complexité<text:bookmark-end text:name="__RefHeading___Toc156_1226913473"/></text:h>
      <text:p text:style-name="P10"/>
      <text:p text:style-name="P16"><text:bookmark text:name="r-1191962"/>La complexité d'un algorithme évalue son nombre d'opérations en fonction de la taille de l'entrée. Dans le cas d'un algorithme de tri, la taille de l'entrée est la taille de la structure à trier (n éléments). </text:p>
      <text:h text:style-name="Heading_20_4" text:outline-level="4"><text:bookmark text:name="r-1191964"/>Construction d'un ABR à partir d'une liste (insertions d'éléments dans un ABR)</text:h>
      <text:p text:style-name="Text_20_body"><text:bookmark text:name="r-1191963"/>La construction d'un ABR à partir d'une liste est le résultat de l'application de l'algorithme d'insertion d'une valeur dans un ABR à chaque élément de la liste. Il faut donc d'abord se pencher sur cet algorithme d'insertion. <text:span text:style-name="T7">L</text:span>'arbre comporte autant de nœuds que d'éléments à insérer. Si l'on élimine à chaque itération la moitié des valeurs de l'arbre, on doit se poser la question : combien de fois doit-on diviser n par deux jusqu'à tomber sur 1 ? Il s'agit d<text:span text:style-name="T8">e </text:span>la fonction logarithme (en base 2 ici). L'algorithme d'insertion est donc en O(log(n)). Pour insérer chaque élément dans l'arbre, on a donc logiquement du O(n*log(n)). Dans le pire des cas, l'arbre est totalement balancé d'un coté et on obtient une liste chaînée. Pour l'insertion, cela impose donc un parcours de tous les éléments et une complexité pour l'insertion en O(n). La construction de l'ABR se fera donc en O(n²).</text:p>
      <text:h text:style-name="Heading_20_4" text:outline-level="4"><text:bookmark text:name="r-1191966"/>Parcours en profondeur d'un ABR</text:h>
      <text:p text:style-name="Text_20_body">Avec un parcours en profondeur, on visite chaque élément de l'arbre une seule fois. L'algorithme est donc en O(n) s'il y a n éléments composant l'ABR. D'ailleurs, sur n'importe quel arbre, un parcours en profondeur sera toujours en O(n). On parle cette fois-ci d'une complexité linéaire. Il n'y a pas de pire des cas.</text:p>
      <text:h text:style-name="Heading_20_4" text:outline-level="4"><text:bookmark text:name="r-1191968"/>Le tri par ABR</text:h>
      <text:p text:style-name="Text_20_body"><text:bookmark text:name="r-1191967"/>Le tri par ABR est de le résultat de la combinaison entre l'algorithme de construction d'un ABR à partir d'une liste dans un ordre quelconque et l'algorithme du parcours en profondeur infixe. Les deux algorithmes se succédant, on obtient une complexité globale qui est la somme de la complexité des deux algorithmes. On a donc à peu près du O(n*log(n) + n), ce que l'on simplifie en O(n*log(n)). La complexité quasi-linéaire est donc une complexité optimale et le tri par ABR possède cette complexité en moyenne et dans le meilleur des cas. Dans le pire des cas, on a du O(n²+n) ou tout simplement du O(n²).</text:p>
      <text:h text:style-name="P22" text:outline-level="1"><text:bookmark-start text:name="__RefHeading___Toc158_1226913473"/>I<text:span text:style-name="T4">V</text:span>. Les résultats<text:bookmark-end text:name="__RefHeading___Toc158_1226913473"/></text:h>
      <text:p text:style-name="P10"/>
      <text:h text:style-name="P21" text:outline-level="1"/>
      <text:h text:style-name="P22" text:outline-level="1"><text:bookmark-start text:name="__RefHeading___Toc160_1226913473"/>V. Conclusion<text:bookmark-end text:name="__RefHeading___Toc160_122691347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d6bc" officeooo:paragraph-rsid="0021d6bc"/>
    </style:style>
    <style:style style:name="MP2" style:family="paragraph" style:parent-style-name="Header">
      <style:text-properties officeooo:rsid="001f9346" officeooo:paragraph-rsid="001f9346"/>
    </style:style>
    <style:style style:name="MP3" style:family="paragraph" style:parent-style-name="Footer">
      <style:paragraph-properties fo:text-align="start" style:justify-single-word="false"/>
      <style:text-properties officeooo:rsid="0021d6bc" officeooo:paragraph-rsid="0021d6bc"/>
    </style:style>
    <style:style style:name="MP4" style:family="paragraph" style:parent-style-name="Footer">
      <style:paragraph-properties fo:text-align="end" style:justify-single-word="false"/>
      <style:text-properties officeooo:rsid="001f9346" officeooo:paragraph-rsid="0021d6bc"/>
    </style:style>
    <style:style style:name="MP5" style:family="paragraph" style:parent-style-name="Footer">
      <style:paragraph-properties fo:text-align="end" style:justify-single-word="false"/>
      <style:text-properties officeooo:rsid="001f9346" officeooo:paragraph-rsid="001f9346"/>
    </style:style>
    <style:style style:name="MT1" style:family="text">
      <style:text-properties officeooo:rsid="0021d6bc"/>
    </style:style>
    <style:style style:name="MT2" style:family="text">
      <style:text-properties officeooo:rsid="002046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Comparaisons de tris – Dossier<text:tab/><text:tab/>MAN</text:p>
      </style:header>
      <style:header-first>
        <text:p text:style-name="MP2">Faculté des sciences de Montperrin</text:p>
        <text:p text:style-name="MP2">Aix-en-provence</text:p>
      </style:header-first>
      <style:footer>
        <text:p text:style-name="MP3">Julien TEULLE </text:p>
        <text:p text:style-name="MP4"><text:span text:style-name="MT1">Kurt SAVIO <text:s text:c="16"/><text:tab/><text:tab/></text:span><text:page-number text:select-page="current">6</text:page-number>/<text:page-count>6</text:page-count></text:p>
      </style:footer>
      <style:footer-first>
        <text:p text:style-name="MP5"><text:span text:style-name="MT2">Enseignant : Mr Julien LACROIX <text:s text:c="84"/><text:tab/></text:span>2016 – 2017</text:p>
        <text:p text:style-name="MP5"><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8:07:02.768971688</meta:creation-date>
    <dc:date>2016-11-07T19:32:02.627217530</dc:date>
    <meta:editing-duration>PT31M55S</meta:editing-duration>
    <meta:editing-cycles>19</meta:editing-cycles>
    <meta:generator>LibreOffice/5.1.4.2$Linux_X86_64 LibreOffice_project/10m0$Build-2</meta:generator>
    <meta:document-statistic meta:table-count="1" meta:image-count="0" meta:object-count="0" meta:page-count="6" meta:paragraph-count="65" meta:word-count="579" meta:character-count="3274" meta:non-whitespace-character-count="2682"/>
  </office:meta>
</office:document-meta>
</file>